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89000000489AD3D049838E0BF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numGothic" svg:font-family="NanumGothic, Dotum"/>
    <style:font-face style:name="dotum" svg:font-family="dotum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2a00ff" style:font-name="Monospace" fo:font-size="13.6999998092651pt" style:text-underline-style="none" officeooo:rsid="00208a1a" officeooo:paragraph-rsid="00208a1a" style:font-size-asian="12pt" style:font-size-complex="13.6999998092651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Monospace" fo:font-size="12pt" style:text-underline-style="none" officeooo:rsid="00208a1a" officeooo:paragraph-rsid="00208a1a" style:font-size-asian="12pt" style:font-size-complex="12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Monospace" fo:font-size="26pt" style:text-underline-style="solid" style:text-underline-width="auto" style:text-underline-color="font-color" officeooo:rsid="00208a1a" officeooo:paragraph-rsid="00208a1a" style:font-size-asian="26pt" style:font-size-complex="26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Monospace" fo:font-size="26pt" style:text-underline-style="none" officeooo:rsid="00208a1a" officeooo:paragraph-rsid="00208a1a" style:font-size-asian="26pt" style:font-size-complex="26pt"/>
    </style:style>
    <style:style style:name="P5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0000" style:font-name="Monospace" fo:font-size="13.6999998092651pt" style:text-underline-style="none" officeooo:rsid="00208a1a" officeooo:paragraph-rsid="00208a1a" style:font-size-asian="12pt" style:font-size-complex="13.6999998092651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3.6999998092651pt" style:text-underline-style="none" officeooo:rsid="00208a1a" officeooo:paragraph-rsid="00208a1a" style:font-size-asian="12pt" style:font-size-complex="13.6999998092651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2pt" style:text-underline-style="none" officeooo:rsid="00208a1a" officeooo:paragraph-rsid="002287ba" style:font-size-asian="12pt" style:font-size-complex="12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2pt" style:text-underline-style="none" fo:font-weight="normal" officeooo:rsid="00208a1a" officeooo:paragraph-rsid="002287b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2pt" officeooo:paragraph-rsid="00208a1a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2pt" officeooo:rsid="0023cc2f" officeooo:paragraph-rsid="00208a1a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2pt" officeooo:rsid="002287ba" officeooo:paragraph-rsid="002287ba" style:font-size-asian="12pt" style:font-size-complex="12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287ba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officeooo:paragraph-rsid="00208a1a" style:font-size-asian="12pt" style:font-size-complex="12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officeooo:paragraph-rsid="00257ae2" style:font-size-asian="12pt" style:font-size-complex="12pt"/>
    </style:style>
    <style:style style:name="P1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2pt" fo:font-weight="normal" officeooo:rsid="002287ba" officeooo:paragraph-rsid="002287ba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8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50%"/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.499cm" loext:contextual-spacing="false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.499cm" loext:contextual-spacing="false"/>
      <style:text-properties fo:font-size="12pt" fo:font-weight="normal" officeooo:rsid="002287ba" officeooo:paragraph-rsid="002287ba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left="0.529cm" fo:margin-right="0.529cm" fo:margin-top="0.529cm" fo:margin-bottom="0.794cm" loext:contextual-spacing="false" fo:text-align="justify" style:justify-single-word="false" fo:text-indent="0cm" style:auto-text-indent="false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Monospace" fo:font-size="10pt" style:text-underline-style="solid" style:text-underline-width="auto" style:text-underline-color="font-color" officeooo:rsid="002287ba" officeooo:paragraph-rsid="002287ba" style:font-size-asian="10pt" style:font-size-complex="12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7f0055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2" style:family="text">
      <style:text-properties fo:color="#7f0055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3" style:family="text">
      <style:text-properties fo:color="#7f0055" style:font-name="Monospace" fo:font-size="10pt" fo:font-weight="bold" style:font-size-asian="10pt" style:font-weight-asian="bold"/>
    </style:style>
    <style:style style:name="T4" style:family="text">
      <style:text-properties fo:color="#7f0055" style:font-name="Monospace" fo:font-size="10pt" fo:font-weight="bold" style:font-size-asian="10pt" style:font-weight-asian="bold"/>
    </style:style>
    <style:style style:name="T5" style:family="text">
      <style:text-properties fo:color="#7f0055" style:text-underline-style="solid" style:text-underline-width="auto" style:text-underline-color="font-color" fo:font-weight="bold" style:font-weight-asian="bold"/>
    </style:style>
    <style:style style:name="T6" style:family="text">
      <style:text-properties fo:color="#7f0055" fo:font-weight="bold" style:font-weight-asian="bold"/>
    </style:style>
    <style:style style:name="T7" style:family="text">
      <style:text-properties fo:color="#000000"/>
    </style:style>
    <style:style style:name="T8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9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0" style:family="text">
      <style:text-properties fo:color="#000000" style:font-name="Monospace" fo:font-size="10pt" style:text-underline-style="solid" style:text-underline-width="auto" style:text-underline-color="font-color" fo:background-color="#d4d4d4" loext:char-shading-value="0" style:font-size-asian="10pt"/>
    </style:style>
    <style:style style:name="T11" style:family="text">
      <style:text-properties fo:color="#000000" style:font-name="Monospace" fo:font-size="10pt" style:font-size-asian="10pt"/>
    </style:style>
    <style:style style:name="T12" style:family="text">
      <style:text-properties fo:color="#000000" style:font-name="Monospace" fo:font-size="10pt" style:font-size-asian="10pt"/>
    </style:style>
    <style:style style:name="T13" style:family="text">
      <style:text-properties fo:color="#000000" style:font-name="Monospace" fo:font-size="10pt" fo:font-weight="bold" style:font-size-asian="10pt" style:font-weight-asian="bold"/>
    </style:style>
    <style:style style:name="T14" style:family="text">
      <style:text-properties fo:color="#000000" style:font-name="Monospace" fo:font-size="10pt" fo:font-weight="bold" style:font-size-asian="10pt" style:font-weight-asian="bold"/>
    </style:style>
    <style:style style:name="T15" style:family="text">
      <style:text-properties fo:color="#000000" style:font-name="Monospace" fo:font-size="12pt" style:text-underline-style="none" officeooo:rsid="00208a1a" style:font-size-asian="12pt" style:font-size-complex="12pt"/>
    </style:style>
    <style:style style:name="T16" style:family="text">
      <style:text-properties fo:color="#000000" style:font-name="NanumGothic"/>
    </style:style>
    <style:style style:name="T17" style:family="text">
      <style:text-properties fo:color="#000000" style:font-name="NanumGothic" fo:font-weight="bold"/>
    </style:style>
    <style:style style:name="T18" style:family="text">
      <style:text-properties fo:color="#000000" style:font-name-asian="NanumGothic"/>
    </style:style>
    <style:style style:name="T19" style:family="text">
      <style:text-properties fo:color="#000000" fo:font-size="12pt" style:font-size-asian="12pt" style:font-size-complex="12pt"/>
    </style:style>
    <style:style style:name="T20" style:family="text">
      <style:text-properties fo:color="#000000" officeooo:rsid="002287ba"/>
    </style:style>
    <style:style style:name="T21" style:family="text">
      <style:text-properties fo:color="#000000" officeooo:rsid="0023cc2f"/>
    </style:style>
    <style:style style:name="T22" style:family="text">
      <style:text-properties fo:color="#000000" officeooo:rsid="0029deec"/>
    </style:style>
    <style:style style:name="T23" style:family="text">
      <style:text-properties fo:color="#000000"/>
    </style:style>
    <style:style style:name="T24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25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26" style:family="text">
      <style:text-properties fo:color="#2a00ff" style:font-name="Monospace" fo:font-size="10pt" style:font-size-asian="10pt"/>
    </style:style>
    <style:style style:name="T27" style:family="text">
      <style:text-properties fo:color="#2a00ff" style:font-name="Monospace" fo:font-size="10pt" style:font-size-asian="10pt"/>
    </style:style>
    <style:style style:name="T28" style:family="text">
      <style:text-properties fo:color="#2a00ff" style:text-underline-style="solid" style:text-underline-width="auto" style:text-underline-color="font-color"/>
    </style:style>
    <style:style style:name="T29" style:family="text">
      <style:text-properties style:font-name="dotum" fo:font-size="12pt" style:font-size-asian="12pt" style:font-size-complex="12pt"/>
    </style:style>
    <style:style style:name="T30" style:family="text">
      <style:text-properties style:font-name="dotum" fo:font-size="12pt" style:font-size-asian="12pt" style:font-size-complex="12pt" loext:padding="0cm" loext:border="none"/>
    </style:style>
    <style:style style:name="T31" style:family="text">
      <style:text-properties fo:font-size="12pt" style:font-name-asian="dotum" style:font-size-asian="12pt" style:font-size-complex="12pt"/>
    </style:style>
    <style:style style:name="T32" style:family="text">
      <style:text-properties fo:font-size="12pt" style:font-name-asian="dotum" style:font-size-asian="12pt" style:font-size-complex="12pt" loext:padding="0cm" loext:border="none"/>
    </style:style>
    <style:style style:name="T3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4">Myahrs+를 이용한 </text:p>
      <text:p text:style-name="P4">turtlesim_node 에서의 </text:p>
      <text:p text:style-name="P4">거북이 움직이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09/01/19</text:p>
      <text:p text:style-name="P5">김 수 민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1. 프로젝트 목적</text:p>
      <text:p text:style-name="P6"/>
      <text:p text:style-name="P6"><text:s/>Imu 센서인 myahrs+를 이용하여 turtlesim 패키지의 turtlesim_node 속의 거북이를 움직이게 하기!</text:p>
      <text:p text:style-name="P6"/>
      <text:p text:style-name="P6">2. 구상</text:p>
      <text:p text:style-name="P6"/>
      <text:p text:style-name="P6"><draw:frame draw:style-name="fr1" draw:name="Image1" text:anchor-type="paragraph" svg:x="0.212cm" svg:y="0.42cm" svg:width="17cm" svg:height="1.053cm" draw:z-index="0"><draw:image xlink:href="Pictures/1000020100000489000000489AD3D049838E0BFD.png" xlink:type="simple" xlink:show="embed" xlink:actuate="onLoad"/></draw:frame></text:p>
      <text:p text:style-name="P1"/>
      <text:p text:style-name="P2"><text:s/><text:span text:style-name="T7">myahrs_driver에서 imu/data를 서브스크라이브 하고 turtlesim으로 turtle1/cmd_vel를 퍼블리시하는 노드를 생성한다.</text:span></text:p>
      <text:p text:style-name="P7"><text:s/>myahrs_driver에서 주는 정보는 </text:p>
      <text:p text:style-name="P7"/>
      <text:p text:style-name="P8">1. imu/data (sensor_msgs/Imu)</text:p>
      <text:p text:style-name="P19">방향을 나태내는 orientation 과 3축에 해당되는 선 가속도 linear_acceleration, 3축 각속도 angular_velocity 정보를 취득 가능하다.</text:p>
      <text:p text:style-name="P13"><text:span text:style-name="T15"><text:s/></text:span><text:a xlink:type="simple" xlink:href="http://docs.ros.org/melodic/api/geometry_msgs/html/msg/Quaternion.html" text:style-name="Internet_20_link" text:visited-style-name="Visited_20_Internet_20_Link">geometry_msgs/Quaternion</text:a><text:span text:style-name="T19"> orientation<text:line-break/>float64[9] orientation_covariance<text:line-break/></text:span><text:a xlink:type="simple" xlink:href="http://docs.ros.org/melodic/api/geometry_msgs/html/msg/Vector3.html" text:style-name="Internet_20_link" text:visited-style-name="Visited_20_Internet_20_Link">geometry_msgs/Vector3</text:a><text:span text:style-name="T19"> angular_velocity<text:line-break/>float64[9] angular_velocity_covariance<text:line-break/></text:span><text:a xlink:type="simple" xlink:href="http://docs.ros.org/melodic/api/geometry_msgs/html/msg/Vector3.html" text:style-name="Internet_20_link" text:visited-style-name="Visited_20_Internet_20_Link">geometry_msgs/Vector3</text:a><text:span text:style-name="T19"> linear_acceleration<text:line-break/>float64[9] linear_acceleration_covariance</text:span></text:p>
      <text:p text:style-name="P16"/>
      <text:p text:style-name="P18">2. imu/mag (sensor_msgs/MagneticField)</text:p>
      <text:p text:style-name="P20">3축에 해당되는 자기장 정보를 취득가능하여 자북 정보를 얻을 수 있다.</text:p>
      <text:p text:style-name="P21">3. imu/temperature(sensor_msg/Flaoat64)</text:p>
      <text:p text:style-name="P21">현재 온도를 섭씨의 형태로 얻을 수 있다.</text:p>
      <text:p text:style-name="P9"/>
      <text:p text:style-name="P14"><text:span text:style-name="T17">myAHRS+</text:span><text:span text:style-name="T18">는 관성센서</text:span><text:span text:style-name="T16">(</text:span><text:span text:style-name="T18">가속도계</text:span><text:span text:style-name="T16">, </text:span><text:span text:style-name="T18">자이로스코프</text:span><text:span text:style-name="T16">)</text:span><text:span text:style-name="T18">와 지자기 센서의 출력을 융합하여 얻은 </text:span><text:span text:style-name="T16">3</text:span><text:span text:style-name="T18">차원 공간상의 자세</text:span><text:span text:style-name="T16">(Attitude)</text:span><text:span text:style-name="T18">와 방위각</text:span><text:span text:style-name="T16">(Heading)</text:span><text:span text:style-name="T18">을 </text:span><text:span text:style-name="T16">UART/I2C/USB </text:span><text:span text:style-name="T18">인터페이스로 출력하는 센서 모듈이다</text:span><text:span text:style-name="T16">. </text:span><text:span text:style-name="T18">사이즈는 </text:span><text:span text:style-name="T16">21mm, 26mm </text:span><text:span text:style-name="T18">으로 매우 작은 사이즈이고 무엇보다 </text:span><text:span text:style-name="T16">USB</text:span><text:span text:style-name="T18">를 지원하기 때문에 손쉽게 사용할 수 있다</text:span><text:span text:style-name="T16">. </text:span><text:span text:style-name="T18">개인적으로는 라즈베리파이와 오드로이드와 같은 </text:span><text:span text:style-name="T16">SBC</text:span><text:span text:style-name="T18">에 연결한 후 </text:span><text:span text:style-name="T16">ROS</text:span><text:span text:style-name="T18">에서 사용하기에 매우 적합한 형태가 아닐까 싶다</text:span><text:span text:style-name="T16">. </text:span><text:span text:style-name="T18">더블어 </text:span><text:span text:style-name="T16">UART </text:span><text:span text:style-name="T18">및 </text:span><text:span text:style-name="T16">I2C </text:span><text:span text:style-name="T18">인터페이스의 제공은 마이크로 컨트롤러 레벨에서 </text:span><text:span text:style-name="T16">AHRS </text:span><text:span text:style-name="T18">정보를 얻기에 매우 좋아 보인다</text:span><text:span text:style-name="T16">.</text:span></text:p>
      <text:p text:style-name="P22"><text:span text:style-name="Strong_20_Emphasis"><text:span text:style-name="T30">[</text:span></text:span><text:span text:style-name="Strong_20_Emphasis"><text:span text:style-name="T32">출처</text:span></text:span><text:span text:style-name="Strong_20_Emphasis"><text:span text:style-name="T30">]</text:span></text:span><text:span text:style-name="T29"> </text:span><text:a xlink:type="simple" xlink:href="https://cafe.naver.com/openrt/8646" office:target-frame-name="_blank" xlink:show="new" text:style-name="Internet_20_link" text:visited-style-name="Visited_20_Internet_20_Link"><text:span text:style-name="T31">로봇 운영체제 강좌</text:span></text:a><text:a xlink:type="simple" xlink:href="https://cafe.naver.com/openrt/8646" office:target-frame-name="_blank" xlink:show="new" text:style-name="Internet_20_link" text:visited-style-name="Visited_20_Internet_20_Link"><text:span text:style-name="T29">: IMU, AHRS (</text:span></text:a><text:a xlink:type="simple" xlink:href="https://cafe.naver.com/openrt/8646" office:target-frame-name="_blank" xlink:show="new" text:style-name="Internet_20_link" text:visited-style-name="Visited_20_Internet_20_Link"><text:span text:style-name="T31">오픈소스 소프트웨어 </text:span></text:a><text:a xlink:type="simple" xlink:href="https://cafe.naver.com/openrt/8646" office:target-frame-name="_blank" xlink:show="new" text:style-name="Internet_20_link" text:visited-style-name="Visited_20_Internet_20_Link"><text:span text:style-name="T29">&amp; </text:span></text:a><text:a xlink:type="simple" xlink:href="https://cafe.naver.com/openrt/8646" office:target-frame-name="_blank" xlink:show="new" text:style-name="Internet_20_link" text:visited-style-name="Visited_20_Internet_20_Link"><text:span text:style-name="T31">하드웨어</text:span></text:a><text:a xlink:type="simple" xlink:href="https://cafe.naver.com/openrt/8646" office:target-frame-name="_blank" xlink:show="new" text:style-name="Internet_20_link" text:visited-style-name="Visited_20_Internet_20_Link"><text:span text:style-name="T29">: </text:span></text:a><text:a xlink:type="simple" xlink:href="https://cafe.naver.com/openrt/8646" office:target-frame-name="_blank" xlink:show="new" text:style-name="Internet_20_link" text:visited-style-name="Visited_20_Internet_20_Link"><text:span text:style-name="T31">로봇 기술 공유 카페 </text:span></text:a><text:a xlink:type="simple" xlink:href="https://cafe.naver.com/openrt/8646" office:target-frame-name="_blank" xlink:show="new" text:style-name="Internet_20_link" text:visited-style-name="Visited_20_Internet_20_Link"><text:span text:style-name="T29">(</text:span></text:a><text:a xlink:type="simple" xlink:href="https://cafe.naver.com/openrt/8646" office:target-frame-name="_blank" xlink:show="new" text:style-name="Internet_20_link" text:visited-style-name="Visited_20_Internet_20_Link"><text:span text:style-name="T31">오로카</text:span></text:a><text:a xlink:type="simple" xlink:href="https://cafe.naver.com/openrt/8646" office:target-frame-name="_blank" xlink:show="new" text:style-name="Internet_20_link" text:visited-style-name="Visited_20_Internet_20_Link"><text:span text:style-name="T29">))</text:span></text:a><text:span text:style-name="T29"> </text:span><text:span text:style-name="T30">|</text:span><text:span text:style-name="Strong_20_Emphasis"><text:span text:style-name="T32">작성자</text:span></text:span><text:span text:style-name="T31"> </text:span><text:a xlink:type="simple" xlink:href="https://cafe.naver.com/openrt.cafe?iframe_url=/CafeMemberNetworkView.nhn%3Fm=view%26memberid=passionvirus" office:target-frame-name="_blank" xlink:show="new" text:style-name="Internet_20_link" text:visited-style-name="Visited_20_Internet_20_Link"><text:span text:style-name="T31">표윤석</text:span></text:a></text:p>
      <text:p text:style-name="P14"><text:soft-page-break/><text:span text:style-name="T7"><text:s/>방향키 입력을 통해 </text:span><text:span text:style-name="T20">twist 형식의 메세지를 보내는 turtle_teleop를 수정해서 노드를 만들어 보려고 했지만 클래스 설정이나 어려운 내용이 많이 나와 새롭게 짜기로 했다.</text:span></text:p>
      <text:p text:style-name="P15"><text:span text:style-name="T20"><text:s/></text:span><text:span text:style-name="T21">x방향과 y방향으로 기울어질 때 더 많이 기울어진 쪽의 속성대로 움직이게 하고 싶었습니다. x방향은 z축에서 보았을 때의 각속도를 조절하고 y방향은 거북이를 앞으로 움직이게 하는 즉, x방향으로의 선속도를 조절하게 했습니다. </text:span></text:p>
      <text:p text:style-name="P15"><text:span text:style-name="T21"><text:s/></text:span><text:span text:style-name="T20">Myahrs 드라이버에서 주는 방향정보인 오리엔테이션의 </text:span><text:span text:style-name="T21">x와 y 방향을 받아 변수에 저장한 후 절대값을 씌워 둘을 크기로 분류하고 결과적으로는 4가지의 케이스를 만들어서 각각 각속도를 주거나 선속도를 주었습니다. 전의 메세지를 저장하게 함으로써 더 심하게 기울일수록 속도의 변화량을 늘리는 방식으로 더욱 세밀하게 조작할 수도 있을 것 같습니다.</text:span></text:p>
      <text:p text:style-name="P15"><text:span text:style-name="T21"><text:s text:c="2"/></text:span><text:span text:style-name="T22">또한, 스코프가 달라 메세지 콜백 함수 안에서 메세지를 퍼블리싱할 수 없다는 문제점이 생겼지만 <text:s text:c="2"/>서브스크라비어와 퍼블리셔를 글로벌 변수로 선언해 포인터를 사용해서 해결할 수 있었습니다.</text:span></text:p>
      <text:p text:style-name="P10"><text:s/>메세지에는 twist 형태의 정보를 넣으며 twist에는 각속도, 선속도 xyz방향의 벡터로 구성되어 있습니다.</text:p>
      <text:p text:style-name="P10"/>
      <text:p text:style-name="P11">ahrs_data_receive_test.cpp</text:p>
      <text:p text:style-name="P11"/>
      <text:p text:style-name="P24"><text:span text:style-name="T6">#include</text:span><text:span text:style-name="T7"> </text:span>"ros/ros.h"</text:p>
      <text:p text:style-name="P12"><text:span text:style-name="T1">#include</text:span><text:span text:style-name="T8"> </text:span><text:span text:style-name="T24">&lt;sensor_msgs/Imu.h&gt;</text:span></text:p>
      <text:p text:style-name="P12"><text:span text:style-name="T1">#include</text:span><text:span text:style-name="T8"> </text:span><text:span text:style-name="T24">&lt;geometry_msgs/Twist.h&gt;</text:span></text:p>
      <text:p text:style-name="P12"><text:span text:style-name="T8">ros::Subscriber</text:span><text:span text:style-name="T11"> *ros_myahrs_sub_ptr;</text:span></text:p>
      <text:p text:style-name="P12"><text:span text:style-name="T8">ros::Publisher</text:span><text:span text:style-name="T11"> *twist_pub_ptr;</text:span></text:p>
      <text:p text:style-name="P12"><text:span text:style-name="T3">void</text:span><text:span text:style-name="T11"> </text:span><text:span text:style-name="T13">msgCallback</text:span><text:span text:style-name="T11">(</text:span><text:span text:style-name="T3">const</text:span><text:span text:style-name="T11"> </text:span><text:span text:style-name="T8">sensor_msgs::Imu::ConstPtr</text:span><text:span text:style-name="T11">&amp; msg)</text:span></text:p>
      <text:p text:style-name="P12"><text:span text:style-name="T11">{</text:span></text:p>
      <text:p text:style-name="P12"><text:span text:style-name="T11"><text:tab/> <text:s text:c="3"/></text:span><text:span text:style-name="T3">float</text:span><text:span text:style-name="T11"> ort_x,ort_y,ab_ort_x,ab_ort_y;</text:span></text:p>
      <text:p text:style-name="P12"><text:span text:style-name="T11"><text:tab/> <text:s text:c="3"/></text:span><text:span text:style-name="T3">float</text:span><text:span text:style-name="T11"> linear_=0;</text:span></text:p>
      <text:p text:style-name="P12"><text:span text:style-name="T11"><text:tab/><text:tab/></text:span><text:span text:style-name="T3">float</text:span><text:span text:style-name="T11"> angular_=0;</text:span></text:p>
      <text:p text:style-name="P12"><text:span text:style-name="T11"><text:tab/><text:tab/>ort_x= msg-&gt;</text:span><text:span text:style-name="T8">orientation</text:span><text:span text:style-name="T11">.</text:span><text:span text:style-name="T8">x</text:span><text:span text:style-name="T11">;</text:span></text:p>
      <text:p text:style-name="P12"><text:span text:style-name="T11"><text:tab/><text:tab/>ort_y= msg-&gt;</text:span><text:span text:style-name="T8">orientation</text:span><text:span text:style-name="T11">.y;</text:span></text:p>
      <text:p text:style-name="P12"><text:span text:style-name="T11"><text:tab/> <text:s text:c="7"/></text:span><text:span text:style-name="T3">if</text:span><text:span text:style-name="T11">(ort_x&gt;0)</text:span></text:p>
      <text:p text:style-name="P12"><text:span text:style-name="T11"><text:tab/> <text:s text:c="7"/><text:tab/>ab_ort_x=ort_x;</text:span></text:p>
      <text:p text:style-name="P12"><text:span text:style-name="T11"><text:tab/> <text:s text:c="7"/></text:span><text:span text:style-name="T3">else</text:span><text:span text:style-name="T11"> </text:span><text:span text:style-name="T3">if</text:span><text:span text:style-name="T11">(ort_x&lt;=0)</text:span></text:p>
      <text:p text:style-name="P12"><text:span text:style-name="T11"><text:tab/> <text:s text:c="7"/><text:tab/>ab_ort_x=(-1)*ort_x;</text:span></text:p>
      <text:p text:style-name="P12"><text:span text:style-name="T11"><text:tab/> <text:s text:c="7"/></text:span><text:span text:style-name="T3">if</text:span><text:span text:style-name="T11">(ort_y&gt;0)</text:span></text:p>
      <text:p text:style-name="P12"><text:span text:style-name="T11"><text:tab/> <text:s text:c="7"/><text:tab/>ab_ort_y=ort_y;</text:span></text:p>
      <text:p text:style-name="P12"><text:span text:style-name="T11"><text:tab/> <text:s text:c="7"/></text:span><text:span text:style-name="T3">else</text:span><text:span text:style-name="T11"> </text:span><text:span text:style-name="T3">if</text:span><text:span text:style-name="T11">(ort_y&lt;=0)</text:span></text:p>
      <text:p text:style-name="P12"><text:span text:style-name="T11"><text:tab/> <text:s text:c="7"/><text:tab/>ab_ort_y=(-1)*ort_y;</text:span></text:p>
      <text:p text:style-name="P12"><text:span text:style-name="T11"><text:tab/> <text:s text:c="3"/></text:span><text:span text:style-name="T3">if</text:span><text:span text:style-name="T11">(ab_ort_x&gt;=ab_ort_y)</text:span></text:p>
      <text:p text:style-name="P12"><text:span text:style-name="T11"><text:tab/> <text:s text:c="3"/>{</text:span></text:p>
      <text:p text:style-name="P12"><text:span text:style-name="T11"><text:tab/> <text:s text:c="5"/></text:span><text:span text:style-name="T3">if</text:span><text:span text:style-name="T11">(ort_x&lt;0)</text:span></text:p>
      <text:p text:style-name="P12"><text:span text:style-name="T11"><text:tab/> <text:s text:c="7"/>angular_ = 1.0;</text:span></text:p>
      <text:p text:style-name="P12"><text:span text:style-name="T11"><text:tab/> <text:s text:c="5"/></text:span><text:span text:style-name="T3">else</text:span><text:span text:style-name="T11"> </text:span><text:span text:style-name="T3">if</text:span><text:span text:style-name="T11">(ort_x&gt;0)</text:span></text:p>
      <text:p text:style-name="P12"><text:span text:style-name="T11"><text:tab/> <text:s text:c="7"/>angular_ = -1.0;</text:span></text:p>
      <text:p text:style-name="P12"><text:span text:style-name="T11"><text:tab/> <text:s text:c="3"/>}</text:span></text:p>
      <text:p text:style-name="P12"><text:span text:style-name="T11"><text:tab/> <text:s text:c="3"/></text:span><text:span text:style-name="T3">else</text:span></text:p>
      <text:p text:style-name="P12"><text:span text:style-name="T11"><text:tab/> <text:s text:c="3"/>{</text:span></text:p>
      <text:p text:style-name="P12"><text:span text:style-name="T11"><text:tab/> <text:s text:c="3"/><text:tab/></text:span><text:span text:style-name="T3">if</text:span><text:span text:style-name="T11">(ort_y&gt;0)</text:span></text:p>
      <text:p text:style-name="P12"><text:span text:style-name="T11"><text:tab/> <text:s text:c="7"/>linear_ = 1.0;</text:span></text:p>
      <text:p text:style-name="P12"><text:span text:style-name="T11"><text:tab/> <text:s text:c="5"/></text:span><text:span text:style-name="T3">else</text:span><text:span text:style-name="T11"> </text:span><text:span text:style-name="T3">if</text:span><text:span text:style-name="T11">(ort_y&lt;0)</text:span></text:p>
      <text:p text:style-name="P12"><text:span text:style-name="T11"><text:tab/> <text:s text:c="7"/>linear_= -1.0;</text:span></text:p>
      <text:p text:style-name="P12"><text:span text:style-name="T11"><text:tab/> <text:s text:c="3"/>}</text:span></text:p>
      <text:p text:style-name="P12"><text:span text:style-name="T11"><text:tab/> <text:s text:c="3"/></text:span><text:span text:style-name="T8">geometry_msgs::Twist</text:span><text:span text:style-name="T11"> twist;</text:span></text:p>
      <text:p text:style-name="P12"><text:span text:style-name="T11"><text:tab/> <text:s text:c="3"/>twist.</text:span><text:span text:style-name="T8">angular</text:span><text:span text:style-name="T11">.</text:span><text:span text:style-name="T8">z</text:span><text:span text:style-name="T11"> =angular_;</text:span></text:p>
      <text:p text:style-name="P12"><text:soft-page-break/><text:span text:style-name="T11"><text:tab/> <text:s text:c="3"/>twist.</text:span><text:span text:style-name="T8">linear</text:span><text:span text:style-name="T11">.</text:span><text:span text:style-name="T8">x</text:span><text:span text:style-name="T11"> = linear_;</text:span></text:p>
      <text:p text:style-name="P17"/>
      <text:p text:style-name="P12"><text:span text:style-name="T11"><text:tab/> <text:s text:c="3"/>twist_pub_ptr-&gt;</text:span><text:span text:style-name="T8">publish</text:span><text:span text:style-name="T11">(twist);</text:span></text:p>
      <text:p text:style-name="P12"><text:span text:style-name="T11">}</text:span></text:p>
      <text:p text:style-name="P12"><text:span text:style-name="T3">int</text:span><text:span text:style-name="T11"> </text:span><text:span text:style-name="T13">main</text:span><text:span text:style-name="T11">(</text:span><text:span text:style-name="T3">int</text:span><text:span text:style-name="T11"> argc, </text:span><text:span text:style-name="T3">char</text:span><text:span text:style-name="T11"> **argv)</text:span></text:p>
      <text:p text:style-name="P12"><text:span text:style-name="T11">{</text:span></text:p>
      <text:p text:style-name="P12"><text:span text:style-name="T11">ros::</text:span><text:span text:style-name="T8">init</text:span><text:span text:style-name="T11">(argc, argv, </text:span><text:span text:style-name="T26">"ahrs_data_receive_test"</text:span><text:span text:style-name="T11">);</text:span></text:p>
      <text:p text:style-name="P12"><text:span text:style-name="T8">ros::NodeHandle</text:span><text:span text:style-name="T11"> nh;</text:span></text:p>
      <text:p text:style-name="P12"><text:span text:style-name="T8">geometry_msgs::Twist</text:span><text:span text:style-name="T11"> twist;</text:span></text:p>
      <text:p text:style-name="P12"><text:span text:style-name="T11">ros_myahrs_sub_ptr = </text:span><text:span text:style-name="T3">new</text:span><text:span text:style-name="T11"> </text:span><text:span text:style-name="T8">ros::Subscriber</text:span><text:span text:style-name="T11">;</text:span></text:p>
      <text:p text:style-name="P12"><text:span text:style-name="T11">*ros_myahrs_sub_ptr = nh.</text:span><text:span text:style-name="T8">subscribe</text:span><text:span text:style-name="T11">(</text:span><text:span text:style-name="T26">"</text:span><text:span text:style-name="T24">imu</text:span><text:span text:style-name="T26">/data"</text:span><text:span text:style-name="T11">, 100, msgCallback);</text:span></text:p>
      <text:p text:style-name="P12"><text:span text:style-name="T11">twist_pub_ptr = </text:span><text:span text:style-name="T3">new</text:span><text:span text:style-name="T11"> </text:span><text:span text:style-name="T8">ros::Publisher</text:span><text:span text:style-name="T11">;</text:span></text:p>
      <text:p text:style-name="P12"><text:span text:style-name="T11">*twist_pub_ptr = nh.</text:span><text:span text:style-name="T8">advertise</text:span><text:span text:style-name="T11">&lt;</text:span><text:span text:style-name="T8">geometry_msgs::Twist</text:span><text:span text:style-name="T11">&gt;(</text:span><text:span text:style-name="T26">"turtle1/cmd_vel"</text:span><text:span text:style-name="T11">, 100);</text:span></text:p>
      <text:p text:style-name="P17"/>
      <text:p text:style-name="P12"><text:span text:style-name="T11">ros::</text:span><text:span text:style-name="T8">spin</text:span><text:span text:style-name="T11">();</text:span></text:p>
      <text:p text:style-name="P17"/>
      <text:p text:style-name="P17"/>
      <text:p text:style-name="P12"><text:span text:style-name="T3">return</text:span><text:span text:style-name="T11"> 0;</text:span></text:p>
      <text:p text:style-name="P12"><text:span text:style-name="T11">}</text:span></text:p>
      <text:p text:style-name="P24"><text:span text:style-name="T2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anumGothic" svg:font-family="NanumGothic, Dotum"/>
    <style:font-face style:name="dotum" svg:font-family="dotum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2:22:19.119723962</meta:creation-date>
    <dc:date>2019-01-09T16:21:21.365055374</dc:date>
    <meta:editing-duration>PT5H35M40S</meta:editing-duration>
    <meta:editing-cycles>8</meta:editing-cycles>
    <meta:generator>LibreOffice/5.1.6.2$Linux_X86_64 LibreOffice_project/10m0$Build-2</meta:generator>
    <meta:document-statistic meta:table-count="0" meta:image-count="1" meta:object-count="0" meta:page-count="4" meta:paragraph-count="76" meta:word-count="983" meta:character-count="3016" meta:non-whitespace-character-count="2472"/>
  </office:meta>
</office:document-meta>
</file>